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officeooo:rsid="0019c7c1" officeooo:paragraph-rsid="0019c7c1" style:font-size-asian="18pt" style:font-size-complex="18pt"/>
    </style:style>
    <style:style style:name="P2" style:family="paragraph" style:parent-style-name="Standard">
      <style:text-properties fo:font-size="18pt" officeooo:rsid="001b06e3" officeooo:paragraph-rsid="001b06e3" style:font-size-asian="18pt" style:font-size-complex="18pt"/>
    </style:style>
    <style:style style:name="P3" style:family="paragraph" style:parent-style-name="Standard">
      <style:text-properties fo:font-size="18pt" officeooo:rsid="001cfa7b" officeooo:paragraph-rsid="001cfa7b" style:font-size-asian="18pt" style:font-size-complex="18pt"/>
    </style:style>
    <style:style style:name="P4" style:family="paragraph" style:parent-style-name="Standard">
      <style:text-properties fo:font-size="18pt" officeooo:rsid="001df4db" officeooo:paragraph-rsid="001df4db" style:font-size-asian="18pt" style:font-size-complex="18pt"/>
    </style:style>
    <style:style style:name="P5"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9c7c1" officeooo:paragraph-rsid="0019c7c1" style:font-size-asian="24pt" style:font-weight-asian="bold" style:font-size-complex="24pt" style:font-weight-complex="bold"/>
    </style:style>
    <style:style style:name="T1" style:family="text">
      <style:text-properties officeooo:rsid="001cfa7b"/>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 CASE OF UTILITY BOX MALFUNCTION</text:p>
      <text:p text:style-name="P1">If “Pedal Power in” jacks are shorted or open, and do not allow pedal energy to charge the system, you can still power an event with “backup mode”</text:p>
      <text:p text:style-name="P1"/>
      <text:p text:style-name="P2">flip the “PEDALOMETER” switch from “NORMAL” to “BACKUP”. <text:s/>Now you can see the voltages of the Minus rail (in Blue) and the Plus rail (in Orange) <text:span text:style-name="T1">independantly.</text:span></text:p>
      <text:p text:style-name="P3"/>
      <text:p text:style-name="P3">Plug up to three bike generators into “JBL out” jacks (DO NOT plug in pedalers using an NL4 plug, ONLY if they end in a normal NL2 plug) and place those three bikes in one area (this is Plus rail)</text:p>
      <text:p text:style-name="P3"/>
      <text:p text:style-name="P3">Using the emergency three-way splitter in this bag, plug up to three bike generators into the jack labeled “DC out (minus rail)” on the top left corner of the Utility Box cover. <text:s/>Place these bikes in a different place from the “Plus rail” bikes, and call these bikes “Minus rail”</text:p>
      <text:p text:style-name="P3"/>
      <text:p text:style-name="P4">Instruct the pedalers on the “Minus rail” team to watch the Blue half of the pedalometer. <text:s/>They should keep it in the middle or higher, and they MUST stop pedaling if their half of the display turns WHITE</text:p>
      <text:p text:style-name="P4"/>
      <text:p text:style-name="P4">Instruct the pedalers on the “Plus rail” team to watch the Orange half of the pedalometer. <text:s/>They should keep it in the middle or higher, and they MUST stop pedaling if their half of the display turns WHITE</text:p>
      <text:p text:style-name="P4"/>
      <text:p text:style-name="P4">There is no relay protection on either team in this mode. <text:s/>If even a single pedaler ignores the display and brings the system voltage higher than the maximum (after one or both halves of the pedalometer are white) it could cause serious problems for the utility box and even for speakers plugged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9:12:08.774535506</meta:creation-date>
    <dc:date>2017-02-23T19:55:04.115139605</dc:date>
    <meta:editing-duration>PT22M34S</meta:editing-duration>
    <meta:editing-cycles>3</meta:editing-cycles>
    <meta:generator>LibreOffice/5.1.2.2$Linux_X86_64 LibreOffice_project/10m0$Build-2</meta:generator>
    <meta:document-statistic meta:table-count="0" meta:image-count="0" meta:object-count="0" meta:page-count="1" meta:paragraph-count="8" meta:word-count="280" meta:character-count="1522" meta:non-whitespace-character-count="1245"/>
  </office:meta>
</office:document-meta>
</file>